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8pt" style:font-size-asian="8pt" style:font-size-complex="8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style:style>
    <style:style style:name="P4" style:family="paragraph" style:parent-style-name="Standard">
      <style:paragraph-properties fo:text-align="justify" style:justify-single-word="false"/>
      <style:text-properties style:font-name="Liberation Sans"/>
    </style:style>
    <style:style style:name="P5" style:family="paragraph" style:parent-style-name="Text_20_body">
      <style:paragraph-properties fo:text-align="justify" style:justify-single-word="false"/>
      <style:text-properties style:font-name="Liberation Sans"/>
    </style:style>
    <style:style style:name="P6" style:family="paragraph" style:parent-style-name="Standard">
      <style:paragraph-properties fo:text-align="justify" style:justify-single-word="false"/>
      <style:text-properties style:font-name="Liberation Sans" fo:font-style="normal" style:font-style-asian="normal" style:font-style-complex="normal"/>
    </style:style>
    <style:style style:name="P7" style:family="paragraph" style:parent-style-name="Standard">
      <style:paragraph-properties fo:text-align="justify" style:justify-single-word="false"/>
      <style:text-properties style:font-name="Liberation Sans" fo:font-style="italic" style:font-style-asian="italic" style:font-style-complex="italic"/>
    </style:style>
    <style:style style:name="P8" style:family="paragraph" style:parent-style-name="Standard">
      <style:paragraph-properties fo:text-align="justify" style:justify-single-word="false"/>
      <style:text-properties style:font-name="Liberation Sans"/>
    </style:style>
    <style:style style:name="P9" style:family="paragraph" style:parent-style-name="Standard">
      <style:paragraph-properties fo:text-align="center" style:justify-single-word="false"/>
      <style:text-properties style:font-name="Liberation Sans"/>
    </style:style>
    <style:style style:name="P10" style:family="paragraph" style:parent-style-name="Standard">
      <style:paragraph-properties fo:text-align="center" style:justify-single-word="false"/>
      <style:text-properties style:font-name="Liberation Sans" fo:font-weight="normal" style:font-weight-asian="normal" style:font-weight-complex="normal"/>
    </style:style>
    <style:style style:name="T1" style:family="text">
      <style:text-properties style:font-name="Liberation San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Central de Venezuela</text:p>
      <text:p text:style-name="P3">Escuela de Filosofía - Seminario Mcluhan o entre medios te veas</text:p>
      <text:p text:style-name="P3">Caracas, 9 de Abril de 2013</text:p>
      <text:p text:style-name="P3"/>
      <text:p text:style-name="P3"><text:span text:style-name="T3">Resumen 1er Capítulo: El medio es el mensaje</text:span></text:p>
      <text:p text:style-name="P10"><text:span text:style-name="T2">por: Guillermo Lengemann, C.I: 24.656.624</text:span></text:p>
      <text:p text:style-name="P2"/>
      <text:p text:style-name="P4"><text:tab/>McLuhan propone un acercamiento a los medios de comunicación que difiere del tradicional estudio a partir de su contenido. Su postura es que el contenido de los medios es otro medio, el contenido de la prensa es la declaración literaria; el contenido del libro es el discurso; el contenido del cine es la novela, el teatro o la opera; el de la imprenta es la palabra escrita; el contenido de internet es la prensa, el libro, el cine, etc., de esta manera el contenido del medio solo añade a lo que ya eramos, por el contrario el medio es el que realmente modifica las relaciones sociales.</text:p>
      <text:p text:style-name="P4"/>
      <text:p text:style-name="P4"><text:tab/>Tenemos entonces, el medio y el contenido del medio, el contenido depende del medio y su existencia se va con él. Si el contenido del medio es otro medio el reclamo por la calidad del contenido, la calidad de la TV o del cine, pierde un poco de sentido; lo que ahora contiene el medio estaba antes expresado en otro soporte, en este caso el contenido del medios es el mismo que existía antes pero expresado en otros términos: “el contenido sigue a la forma y las tecnologías incipientes dieron lugar a nuevas estructuras de pensamiento y sentimientos”<text:note text:id="ftn1" text:note-class="footnote"><text:note-citation>1</text:note-citation><text:note-body><text:p text:style-name="Footnote">Entender los medios de comunicación. Marshal McLuahn. pag 11</text:p></text:note-body></text:note>.</text:p>
      <text:p text:style-name="P4"/>
      <text:p text:style-name="P4"><text:tab/>Los cambios en la sensibilidad son solo posibles con los nuevos medios, ya que el contenido es el mismo siempre. El cambio en la sensibilidad es posible porque los nuevos medios se comportan como extensiones de los sentidos. El medio cambia las formas de sentir mientras que el contenido es el mismo aunque ajustado al nuevo medio: “<text:span text:style-name="T2">operativa y prácticamente, el medio es el mensaje. Esto significa simplemente que las consecuencias individuales y sociales de cualquier medio, es decir, de cualquiera de nuestras extensiones resulta de la nueva escala que introduce en nuestros asuntos cualquier extensión o tecnología nueva</text:span>”<text:note text:id="ftn2" text:note-class="footnote"><text:note-citation>2</text:note-citation><text:note-body><text:p text:style-name="Footnote">Entender los medios de comunicación. Marshal McLuahn. pag 29 </text:p></text:note-body></text:note>.</text:p>
      <text:p text:style-name="P2"/>
      <text:p text:style-name="P4"><text:tab/>Los medios han extendido nuestros sentidos y nervios, configurando una forma previa al mito de Ciborg, al que aun no se reemplazan las partes del cuerpo por artefactos, pero sí se ven modificadas las escalas de sensibilidad: “cualquier extensión, sea de la piel, de la mano o del pie, afecta a todo el complejo psíquico y social”<text:note text:id="ftn3" text:note-class="footnote"><text:note-citation>3</text:note-citation><text:note-body><text:p text:style-name="Footnote">Ibid. pag 26</text:p></text:note-body></text:note>. La extensión de la sensibilidad por los medios tiene su etapa final en la “simulación tecnológica de la conciencia”.</text:p>
      <text:p text:style-name="P2"/>
      <text:p text:style-name="P4"><text:tab/>Los consecuencias de sus tesis son mostradas en forma de ejemplos, como la paradoja de la mecanización; en la que parece dar una explicación al nacimiento del trabajo enajenado; luego, el nacimiento del cine, al que coloca como expresión ultima y más nítida de la mecanización fracmentadora y secuencial; sigue, el cubismo, etc. Ejemplos que no resultan muy esclarecedores, no tiene la misma suerte el ejemplo que involucra a <text:span text:style-name="T2">David Sarnoff</text:span><text:span text:style-name="T4"> en donde con mayor facilidad se demuestran sus tesis</text:span>. <text:span text:style-name="T2">Sarnoff </text:span><text:span text:style-name="T4">propone que los productos de la ciencia moderna no son buenas ni malas y que su valor depende del uso que se haga del medio, </text:span><text:span text:style-name="T2">Mcluhan</text:span><text:span text:style-name="T4"> crítica esta opinión diciendo que se pierde de vista la naturaleza del medio y que cualquier tecnología no puede sino añadirse a lo que ya éramos. Este es un excelente </text:span><text:soft-page-break/><text:span text:style-name="T4">ejemplo y aunque solo se menciona aquí vale la pena revisarlo completamente en el libro. El estudio de las tecnologías debe contemplar el contenido, el medio y la matriz cultural en la que tiene lugar.</text:span></text:p>
      <text:p text:style-name="P6"/>
      <text:p text:style-name="P4"><text:tab/>Finalmente reflexiona sobre la desviación o individuos “patéticos” que no consiguen “conformarse” a las tecnologías visuales y tipográficas, propias de la tecnología Gutemberg y en la que vive la sociedad norte americana, las dificultadas son para las mujeres, los disminuidos, los negros y contradictoriamente a la intuición contemporánea incluye a los niños. Explica que las pruebas de inteligencia son estandartes ilegítimos fundamentados en la continuidad y uniformidad propia de la tecnología tipográfica, confundiendo la razón al considerarla como uniforme, continua y secuencial con el saber leer y el racionalismo con la tecnología tipográfica.</text:p>
      <text:p text:style-name="P4"/>
      <text:p text:style-name="P4"><text:tab/>Tres tesis debemos destacar en la exposición del primer capítulo: <text:span text:style-name="T4">uno, el medio es el mensaje: “</text:span><text:span text:style-name="T2">el mensaje de cualquier medio o tecnología es el cambio de escala, ritmo o patrones que introduce en los asuntos humanos</text:span><text:span text:style-name="T4">”</text:span><text:span text:style-name="T4"><text:note text:id="ftn4" text:note-class="footnote"><text:note-citation>4</text:note-citation><text:note-body><text:p text:style-name="Footnote">Ibid. pag 30</text:p></text:note-body></text:note></text:span><text:span text:style-name="T4">, y más claramente: “</text:span><text:span text:style-name="T2">el medio es el que modela y controla la escala y forma de las asociaciones y trabajo humano</text:span><text:span text:style-name="T4">”</text:span><text:span text:style-name="T4"><text:note text:id="ftn5" text:note-class="footnote"><text:note-citation>5</text:note-citation><text:note-body><text:p text:style-name="Footnote">Ibid. pag 30</text:p></text:note-body></text:note></text:span><text:span text:style-name="T4">.</text:span></text:p>
      <text:p text:style-name="P6"/>
      <text:p text:style-name="P4"><text:span text:style-name="T4"><text:tab/>Dos, el contenido de un medio es otro medio, y tres, los medios son extensiones de nuestros sentidos. ¿consecuencias?, siendo los medios extensiones de los sentidos afectan directamente la sensibilidad sin posibilidad de oposición; siendo el medio el mensaje se deben explorar los cambios en las relaciones humanas en la tecnología misma y no en lo que se hace con la tecnología: “</text:span><text:span text:style-name="T2">los efectos de la tecnología no se producen al nivel de las opiniones o de los conceptos, sino que modifican los índices sensoriales, o pautas de percepción, regularmente y sin encontrar resistencia”. </text:span><text:span text:style-name="T4">La argumentación que expone que </text:span><text:span text:style-name="T2">el medio es el mensaje</text:span><text:span text:style-name="T4"> se sigue sin falla aparente, tesis similares, que destacan la importancia de la técnica como transformadora de las relaciones sociales están contendidas en diversos pensadores, en este momento consigo especial coincidencia con </text:span><text:span text:style-name="T2">Marx, </text:span><text:span text:style-name="T4">en ocasiones pensaba estar leyendo </text:span><text:span text:style-name="T2">La ideología alemana</text:span><text:span text:style-name="T4">. La propuesta de que la técnica amplifica la sensibilidad esta en el mito del Ciborg y en libro de Mayz Vallenilla</text:span><text:span text:style-name="T2"> Fundamentos de la meta-técnica. </text:span><text:span text:style-name="T4">La lectura de </text:span><text:span text:style-name="T2">Comprender los medios de comunicación </text:span><text:span text:style-name="T4">es la lectura de como es que las tecnologías transforman la sociedad.</text:span></text:p>
      <text:p text:style-name="P7"/>
      <text:p text:style-name="P5"><text:span text:style-name="T4"><text:tab/>¿Pero que pasa con el contenido, objeto habitual de nuestras criticas y esperanzas?, “</text:span><text:span text:style-name="T2">los análisis de programa y de contenido no ofrecen ningún indicio de la magia de estos medios ni de su carga subliminal”</text:span><text:span text:style-name="T2"><text:note text:id="ftn6" text:note-class="footnote"><text:note-citation>6</text:note-citation><text:note-body><text:p text:style-name="Footnote">Ibid. pag 40</text:p></text:note-body></text:note></text:span><text:span text:style-name="T2">. </text:span><text:span text:style-name="T4">Una sorprendente afirmación para la opinión común de que la mejora de la calidad de, por ejemplo, la televisión cambiará las opiniones y educará a los televidentes: “</text:span><text:span text:style-name="T2">Los contenidos o usos de estos medios son tan variados como incapaces de modelar las formas de asociación”</text:span><text:span text:style-name="T4">. Para </text:span><text:span text:style-name="T2">McLuhan</text:span><text:span text:style-name="T4"> los estudios de los medios a partir de su contenido y la repuesta a estos en nuestras opiniones es el resultado del encantamiento tipográfico, en consecuencia una análisis fallido o por lo menos incompleto. Por un lado, esta la clásica concepción de los medios: </text:span><text:span text:style-name="T2">el contenido de los medios sobre nuestras opiniones y su potencia ejemplarizante.</text:span><text:span text:style-name="T4"> Del otro lado, la propuesta de </text:span><text:span text:style-name="T2">Mcluhan</text:span><text:span text:style-name="T4">: </text:span><text:span text:style-name="T2">el medio sobre nuestros sentidos y el cambio sin posibilidad de resistencia de nuestros patrones de vida.</text:span><text:span text:style-name="T4"> Nuestra idea de que el contenido es formador de opiniones y transformador de nuestras vidas, contrasta con la idea e </text:span><text:span text:style-name="T2">Mcluhan,</text:span><text:span text:style-name="T4"> en donde el medio es el transformador de nuestros sentidos y vi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6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style style:name="MT1" style:family="text">
      <style:text-properties style:font-name="Liberation Sans" fo:font-style="italic" fo:font-weight="bold" style:font-style-asian="italic" style:font-weight-asian="bold" style:font-style-complex="italic" style:font-weight-complex="bold"/>
    </style:style>
    <style:page-layout style:name="Mpm1">
      <style:page-layout-properties fo:page-width="21.59cm" fo:page-height="27.94cm" style:num-format="1" style:print-orientation="portrait" fo:margin="1.799cm" fo:margin-top="1.799cm" fo:margin-bottom="1.799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esumen, El medio es el mensaje</text:span> <text:s text:c="2"/>- <text:s text:c="2"/><text:page-number text:select-page="current">2</text:page-number> de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09:34:55</meta:creation-date>
    <meta:editing-duration>PT7H30M13S</meta:editing-duration>
    <meta:editing-cycles>11</meta:editing-cycles>
    <meta:generator>LibreOffice/3.5$Linux_x86 LibreOffice_project/350m1$Build-2</meta:generator>
    <meta:initial-creator>omerta </meta:initial-creator>
    <dc:date>2013-04-09T11:34:36</dc:date>
    <dc:creator>omerta </dc:creator>
    <meta:document-statistic meta:table-count="0" meta:image-count="0" meta:object-count="0" meta:page-count="2" meta:paragraph-count="21" meta:word-count="1173" meta:character-count="7007" meta:non-whitespace-character-count="5853"/>
  </office:meta>
</office:document-meta>
</file>